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style:text-properties officeooo:paragraph-rsid="0016eac6"/>
    </style:style>
    <style:style style:name="P2" style:family="paragraph" style:parent-style-name="Standard">
      <style:paragraph-properties fo:line-height="100%"/>
      <style:text-properties style:font-name="Times New Roman" fo:font-size="12pt" fo:font-weight="normal" officeooo:rsid="01262bb6" officeooo:paragraph-rsid="0016eac6" fo:background-color="transparent" style:font-size-asian="12pt" style:font-weight-asian="normal" style:font-name-complex="Times New Roman" style:font-size-complex="12pt" style:font-weight-complex="normal"/>
    </style:style>
    <style:style style:name="P3" style:family="paragraph" style:parent-style-name="Standard">
      <style:paragraph-properties fo:line-height="100%"/>
      <style:text-properties officeooo:rsid="0127c2ca" officeooo:paragraph-rsid="0016eac6"/>
    </style:style>
    <style:style style:name="P4" style:family="paragraph" style:parent-style-name="Standard">
      <style:text-properties officeooo:paragraph-rsid="0016eac6"/>
    </style:style>
    <style:style style:name="P5" style:family="paragraph" style:parent-style-name="Standard">
      <style:paragraph-properties fo:line-height="100%"/>
      <style:text-properties fo:font-weight="bold" officeooo:rsid="0127c2ca" officeooo:paragraph-rsid="0016eac6" style:font-weight-asian="bold" style:font-weight-complex="bold"/>
    </style:style>
    <style:style style:name="P6" style:family="paragraph" style:parent-style-name="Standard">
      <style:paragraph-properties fo:line-height="100%"/>
      <style:text-properties officeooo:paragraph-rsid="00181c60"/>
    </style:style>
    <style:style style:name="T1" style:family="text">
      <style:text-properties style:font-name="Times New Roman" fo:font-size="12pt" fo:font-weight="normal" officeooo:rsid="01257722" fo:background-color="transparent" loext:char-shading-value="0"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12d5c03" fo:background-color="transparent" loext:char-shading-value="0"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1273aff" fo:background-color="transparent" loext:char-shading-value="0"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12be233" fo:background-color="transparent" loext:char-shading-value="0"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12adab3" fo:background-color="transparent" loext:char-shading-value="0"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1262bb6" fo:background-color="transparent" loext:char-shading-value="0"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122b112" fo:background-color="transparent" loext:char-shading-value="0"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12442fe" fo:background-color="transparent" loext:char-shading-value="0" style:font-size-asian="12pt" style:font-weight-asian="normal" style:font-name-complex="Times New Roman" style:font-size-complex="12pt" style:font-weight-complex="normal"/>
    </style:style>
    <style:style style:name="T9" style:family="text">
      <style:text-properties style:font-name="Times New Roman" fo:font-size="12pt" fo:font-weight="bold" officeooo:rsid="0122b112" fo:background-color="transparent" loext:char-shading-value="0" style:font-size-asian="12pt" style:font-weight-asian="bold" style:font-name-complex="Times New Roman" style:font-size-complex="12pt" style:font-weight-complex="bold"/>
    </style:style>
    <style:style style:name="T10" style:family="text">
      <style:text-properties officeooo:rsid="0129fb26"/>
    </style:style>
    <style:style style:name="T11" style:family="text">
      <style:text-properties fo:font-style="italic"/>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ZOTERO_ITEM CSL_CITATION {&quot;citationID&quot;:&quot;lxI56KX7&quot;,&quot;properties&quot;:{&quot;formattedCitation&quot;:&quot;(Whitfeld et al., 2014, 2012)&quot;,&quot;plainCitation&quot;:&quot;(Whitfeld et al., 2014, 2012)&quot;,&quot;noteIndex&quot;:0},&quot;citationItems&quot;:[{&quot;id&quot;:1740,&quot;uris&quot;:[&quot;http://zotero.org/users/1954708/items/N99VQXDU&quot;],&quot;uri&quot;:[&quot;http://zotero.org/users/1954708/items/N99VQXDU&quot;],&quot;itemData&quot;:{&quot;id&quot;:1740,&quot;type&quot;:&quot;article-journal&quot;,&quot;abstract&quot;:&quot;Much of the world's tropical forests have been affected by anthropogenic disturbance. These forests are important biodiversity reservoirs whose diversity, structure and function must be characterized across the successional sequence. We examined changes in structure and diversity along a successional gradient in the lowlands of New Guinea. To do this, we measured and identified all stems ≥5 cm diameter in 19 0.25 ha plots ranging in age from 3 to &gt;50 yr since disturbance. We also measured plant functional traits related to establishment, performance, and competitive ability. In addition, we examined change in forest structure, composition, species diversity, and functional diversity through succession. By using rarefaction to estimate functional diversity, we compared changes in functional diversity while controlling for associated differences in stem and species density. Basal area and species density increased with stand age while stem density was highest in intermediate secondary forests. Species composition differed strongly between mature and secondary forests. As forests increased in basal area, community-weighted mean wood density and foliar carbon increased, whereas specific leaf area and proportion of stems with exudate decreased. Foliar nitrogen peaked in medium-aged forests. Functional diversity was highest in mature forests, even after accounting for differences in stem and species diversity. Our study represents one of the first attempts to document successional changes in New Guinea's lowland forest. We found robust evidence that as succession proceeds, communities occupy a greater range of functional trait space even after controlling for stem and species density. High functional diversity is important for ecological resiliency in the face of global change.&quot;,&quot;container-title&quot;:&quot;Biotropica&quot;,&quot;DOI&quot;:&quot;10.1111/btp.12136&quot;,&quot;ISSN&quot;:&quot;1744-7429&quot;,&quot;issue&quot;:&quot;5&quot;,&quot;language&quot;:&quot;en&quot;,&quot;page&quot;:&quot;538-548&quot;,&quot;source&quot;:&quot;Wiley Online Library&quot;,&quot;title&quot;:&quot;Species Richness, Forest Structure, and Functional Diversity During Succession in the New Guinea Lowlands&quot;,&quot;volume&quot;:&quot;46&quot;,&quot;author&quot;:[{&quot;family&quot;:&quot;Whitfeld&quot;,&quot;given&quot;:&quot;Timothy J. S.&quot;},{&quot;family&quot;:&quot;Lasky&quot;,&quot;given&quot;:&quot;Jesse R.&quot;},{&quot;family&quot;:&quot;Damas&quot;,&quot;given&quot;:&quot;Kipiro&quot;},{&quot;family&quot;:&quot;Sosanika&quot;,&quot;given&quot;:&quot;Gibson&quot;},{&quot;family&quot;:&quot;Molem&quot;,&quot;given&quot;:&quot;Kenneth&quot;},{&quot;family&quot;:&quot;Montgomery&quot;,&quot;given&quot;:&quot;Rebecca A.&quot;}],&quot;issued&quot;:{&quot;date-parts&quot;:[[&quot;2014&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mKcDMWuYcM"/><text:span text:style-name="T1">(Whitfeld et al., 2014, 2012)</text:span><text:reference-mark-end text:name="ZOTERO_ITEM CSL_CITATION {&quot;citationID&quot;:&quot;lxI56KX7&quot;,&quot;properties&quot;:{&quot;formattedCitation&quot;:&quot;(Whitfeld et al., 2014, 2012)&quot;,&quot;plainCitation&quot;:&quot;(Whitfeld et al., 2014, 2012)&quot;,&quot;noteIndex&quot;:0},&quot;citationItems&quot;:[{&quot;id&quot;:1740,&quot;uris&quot;:[&quot;http://zotero.org/users/1954708/items/N99VQXDU&quot;],&quot;uri&quot;:[&quot;http://zotero.org/users/1954708/items/N99VQXDU&quot;],&quot;itemData&quot;:{&quot;id&quot;:1740,&quot;type&quot;:&quot;article-journal&quot;,&quot;abstract&quot;:&quot;Much of the world's tropical forests have been affected by anthropogenic disturbance. These forests are important biodiversity reservoirs whose diversity, structure and function must be characterized across the successional sequence. We examined changes in structure and diversity along a successional gradient in the lowlands of New Guinea. To do this, we measured and identified all stems ≥5 cm diameter in 19 0.25 ha plots ranging in age from 3 to &gt;50 yr since disturbance. We also measured plant functional traits related to establishment, performance, and competitive ability. In addition, we examined change in forest structure, composition, species diversity, and functional diversity through succession. By using rarefaction to estimate functional diversity, we compared changes in functional diversity while controlling for associated differences in stem and species density. Basal area and species density increased with stand age while stem density was highest in intermediate secondary forests. Species composition differed strongly between mature and secondary forests. As forests increased in basal area, community-weighted mean wood density and foliar carbon increased, whereas specific leaf area and proportion of stems with exudate decreased. Foliar nitrogen peaked in medium-aged forests. Functional diversity was highest in mature forests, even after accounting for differences in stem and species diversity. Our study represents one of the first attempts to document successional changes in New Guinea's lowland forest. We found robust evidence that as succession proceeds, communities occupy a greater range of functional trait space even after controlling for stem and species density. High functional diversity is important for ecological resiliency in the face of global change.&quot;,&quot;container-title&quot;:&quot;Biotropica&quot;,&quot;DOI&quot;:&quot;10.1111/btp.12136&quot;,&quot;ISSN&quot;:&quot;1744-7429&quot;,&quot;issue&quot;:&quot;5&quot;,&quot;language&quot;:&quot;en&quot;,&quot;page&quot;:&quot;538-548&quot;,&quot;source&quot;:&quot;Wiley Online Library&quot;,&quot;title&quot;:&quot;Species Richness, Forest Structure, and Functional Diversity During Succession in the New Guinea Lowlands&quot;,&quot;volume&quot;:&quot;46&quot;,&quot;author&quot;:[{&quot;family&quot;:&quot;Whitfeld&quot;,&quot;given&quot;:&quot;Timothy J. S.&quot;},{&quot;family&quot;:&quot;Lasky&quot;,&quot;given&quot;:&quot;Jesse R.&quot;},{&quot;family&quot;:&quot;Damas&quot;,&quot;given&quot;:&quot;Kipiro&quot;},{&quot;family&quot;:&quot;Sosanika&quot;,&quot;given&quot;:&quot;Gibson&quot;},{&quot;family&quot;:&quot;Molem&quot;,&quot;given&quot;:&quot;Kenneth&quot;},{&quot;family&quot;:&quot;Montgomery&quot;,&quot;given&quot;:&quot;Rebecca A.&quot;}],&quot;issued&quot;:{&quot;date-parts&quot;:[[&quot;2014&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mKcDMWuYcM"/><text:span text:style-name="T1"> – herbivore abundance didn’t show phylogenentic signal (plant traits explained 30% and 16%. </text:span><text:span text:style-name="T2">Proporotions of stems with exudates decrease, nitrogen peaks near in middle aged forests , early successional forests have lower functional diversity (whit 2014)</text:span></text:p>
      <text:p text:style-name="P1"><text:span text:style-name="T1">of variation in caterpillar communities. Leaf biomass was stronger predictor of herbivore abundance than either resource quality or palatability. - Primary import</text:span><text:span text:style-name="T3">a</text:span><text:span text:style-name="T1">nce of resource QUANTIT</text:span><text:span text:style-name="T4">Y (for leaf chewers) Resource availability hypothesis (Herms and Matson 1992)</text:span><text:span text:style-name="T1">, and evidence from other systems (</text:span><text:a xlink:type="simple" xlink:href="https://esajournals.onlinelibrary.wiley.com/doi/full/10.1890/11-0503.1#i0012-9658-93-sp8-S211-Basset2" text:style-name="Internet_20_link" text:visited-style-name="Visited_20_Internet_20_Link"><text:span text:style-name="T1">Basset 1996</text:span></text:a><text:span text:style-name="T1">, </text:span><text:a xlink:type="simple" xlink:href="https://esajournals.onlinelibrary.wiley.com/doi/full/10.1890/11-0503.1#i0012-9658-93-sp8-S211-Marques1" text:style-name="Internet_20_link" text:visited-style-name="Visited_20_Internet_20_Link"><text:span text:style-name="T1">Marques et al. 2000</text:span></text:a><text:span text:style-name="T1">).. </text:span><text:span text:style-name="T4">Nitrogen</text:span><text:span text:style-name="T5"> explained only little, same with palatability.</text:span><text:span text:style-name="T1"> </text:span><text:span text:style-name="T6">Plant relatedness did not account for much variation in herbivore abundance. Our finding that overall insect abundance was related more strongly to resource availability than to other plat traits has been observed in other systems (</text:span><text:a xlink:type="simple" xlink:href="https://esajournals.onlinelibrary.wiley.com/doi/full/10.1890/11-0503.1#i0012-9658-93-sp8-S211-Crist1" text:style-name="Internet_20_link" text:visited-style-name="Visited_20_Internet_20_Link"><text:span text:style-name="T6">Crist et al. 2006</text:span></text:a><text:span text:style-name="T6">, </text:span><text:a xlink:type="simple" xlink:href="https://esajournals.onlinelibrary.wiley.com/doi/full/10.1890/11-0503.1#i0012-9658-93-sp8-S211-Pringle1" text:style-name="Internet_20_link" text:visited-style-name="Visited_20_Internet_20_Link"><text:span text:style-name="T6">Pringle et al. 2010</text:span></text:a><text:span text:style-name="T6">). </text:span></text:p>
      <text:p text:style-name="P2"/>
      <text:p text:style-name="P1"><text:span text:style-name="T6">“</text:span>Recent evidence suggests that trophic interactions indeed play a role in structuring the distribution of tropical tree community phylogenetic diversity (<text:a xlink:type="simple" xlink:href="https://esajournals.onlinelibrary.wiley.com/doi/full/10.1890/11-0503.1#i0012-9658-93-sp8-S211-Wills1" text:style-name="Internet_20_link" text:visited-style-name="Visited_20_Internet_20_Link">Wills et al. 2006</text:a>, <text:a xlink:type="simple" xlink:href="https://esajournals.onlinelibrary.wiley.com/doi/full/10.1890/11-0503.1#i0012-9658-93-sp8-S211-Comita1" text:style-name="Internet_20_link" text:visited-style-name="Visited_20_Internet_20_Link">Comita et al. 2010</text:a>, <text:a xlink:type="simple" xlink:href="https://esajournals.onlinelibrary.wiley.com/doi/full/10.1890/11-0503.1#i0012-9658-93-sp8-S211-Metz1" text:style-name="Internet_20_link" text:visited-style-name="Visited_20_Internet_20_Link">Metz et al. 2010</text:a>), but it is less clear how the abundance of natural enemies is distributed with respect to the vegetation.” </text:p>
      <text:p text:style-name="P1"/>
      <text:p text:style-name="P1">“The distribution of herbivore dietary preferences with respect to plant community phylogeny has further suggested that many tropical insect species are clade specialists (<text:a xlink:type="simple" xlink:href="https://esajournals.onlinelibrary.wiley.com/doi/full/10.1890/11-0503.1#i0012-9658-93-sp8-S211-Tavakilian1" text:style-name="Internet_20_link" text:visited-style-name="Visited_20_Internet_20_Link">Tavakilian et al. 1997</text:a>, <text:a xlink:type="simple" xlink:href="https://esajournals.onlinelibrary.wiley.com/doi/full/10.1890/11-0503.1#i0012-9658-93-sp8-S211-Berkov1" text:style-name="Internet_20_link" text:visited-style-name="Visited_20_Internet_20_Link">Berkov and Tavakilian 1999</text:a>, <text:a xlink:type="simple" xlink:href="https://esajournals.onlinelibrary.wiley.com/doi/full/10.1890/11-0503.1#i0012-9658-93-sp8-S211-Novotny3" text:style-name="Internet_20_link" text:visited-style-name="Visited_20_Internet_20_Link">Novotny et al. 2002</text:a>, <text:a xlink:type="simple" xlink:href="https://esajournals.onlinelibrary.wiley.com/doi/full/10.1890/11-0503.1#i0012-9658-93-sp8-S211-Novotny5" text:style-name="Internet_20_link" text:visited-style-name="Visited_20_Internet_20_Link">2004</text:a>, <text:a xlink:type="simple" xlink:href="https://esajournals.onlinelibrary.wiley.com/doi/full/10.1890/11-0503.1#i0012-9658-93-sp8-S211-Novotny4" text:style-name="Internet_20_link" text:visited-style-name="Visited_20_Internet_20_Link">2010</text:a>, <text:a xlink:type="simple" xlink:href="https://esajournals.onlinelibrary.wiley.com/doi/full/10.1890/11-0503.1#i0012-9658-93-sp8-S211-Novotny2" text:style-name="Internet_20_link" text:visited-style-name="Visited_20_Internet_20_Link">Novotny and Basset 2005</text:a>, <text:a xlink:type="simple" xlink:href="https://esajournals.onlinelibrary.wiley.com/doi/full/10.1890/11-0503.1#i0012-9658-93-sp8-S211-Odegaard1" text:style-name="Internet_20_link" text:visited-style-name="Visited_20_Internet_20_Link">Odegaard et al. 2005</text:a>, <text:a xlink:type="simple" xlink:href="https://esajournals.onlinelibrary.wiley.com/doi/full/10.1890/11-0503.1#i0012-9658-93-sp8-S211-Weiblen1" text:style-name="Internet_20_link" text:visited-style-name="Visited_20_Internet_20_Link">Weiblen et al. 2006</text:a>, <text:a xlink:type="simple" xlink:href="https://esajournals.onlinelibrary.wiley.com/doi/full/10.1890/11-0503.1#i0012-9658-93-sp8-S211-Dyer1" text:style-name="Internet_20_link" text:visited-style-name="Visited_20_Internet_20_Link">Dyer et al. 2007</text:a>, <text:a xlink:type="simple" xlink:href="https://esajournals.onlinelibrary.wiley.com/doi/full/10.1890/11-0503.1#i0012-9658-93-sp8-S211-Hulcr1" text:style-name="Internet_20_link" text:visited-style-name="Visited_20_Internet_20_Link">Hulcr et al. 2007</text:a>). However, <text:span text:style-name="T12">it is unclear what effect the phylogenetic distribution of plant traits might have on overall patterns of herbivore abundance at the community level.</text:span> “</text:p>
      <text:p text:style-name="P5"/>
      <text:p text:style-name="P3"><text:span text:style-name="T13">SLA was used as a proxy for palatability</text:span>. I could then use water content (what about LDMC?) as proxy for quality. <text:span text:style-name="T12">There was suggested that trophic cascades might be responsible for variation in herbivore abundance on plants and it could weaken relationships between plant traits and instantaneous meatures of herbivore abundance</text:span>. We still miss seasonal variation:</text:p>
      <text:p text:style-name="P1"><text:span text:style-name="T10">“F</text:span>or example, herbivores per kilogram of foliage in <text:span text:style-name="T11">Trichospermum pleiostigma</text:span> (Malvaceae) exhibited relatively strong seasonal variation (<text:a xlink:type="simple" xlink:href="https://esajournals.onlinelibrary.wiley.com/doi/full/10.1890/11-0503.1#i0012-9658-93-sp8-S211-f04" text:style-name="Internet_20_link" text:visited-style-name="Visited_20_Internet_20_Link">Fig. 4</text:a>) such that abundance peaked following the wettest months and declined with the onset of the driest months. “</text:p>
      <text:p text:style-name="P1">“the density of herbivores per unit foliage declines with tree size. That smaller trees appear to be disproportionately attacked by herbivores appears to explain the lesser overall abundance of caterpillars in primary forest.”</text:p>
      <text:p text:style-name="P1">“impacts of forest conversion on herbivorous insects are less well understood”</text:p>
      <text:p text:style-name="P1">“A better understanding of diversity in secondary forests is particularly important as these communities become a dominant feature of tropical landscapes and their role in species conservation (<text:a xlink:type="simple" xlink:href="https://esajournals.onlinelibrary.wiley.com/doi/full/10.1890/11-0503.1#i0012-9658-93-sp8-S211-Chazdon2" text:style-name="Internet_20_link" text:visited-style-name="Visited_20_Internet_20_Link">Chazdon et al. 2009</text:a>) becomes more important. “</text:p>
      <text:p text:style-name="P1"/>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7:27:35.620662175</meta:creation-date>
    <dc:date>2020-11-15T19:05:05.929390439</dc:date>
    <meta:editing-duration>PT9H9M24S</meta:editing-duration>
    <meta:editing-cycles>5</meta:editing-cycles>
    <meta:generator>LibreOffice/6.1.6.3$Linux_X86_64 LibreOffice_project/10$Build-3</meta:generator>
    <meta:document-statistic meta:table-count="0" meta:image-count="0" meta:object-count="0" meta:page-count="1" meta:paragraph-count="9" meta:word-count="439" meta:character-count="2947" meta:non-whitespace-character-count="2514"/>
  </office:meta>
</office:document-meta>
</file>